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number-columns-repeated="15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 table:number-rows-repeated="10481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.00.0000</text:date>, <text:time style:data-style-name="N2" text:time-value="06:11:35.5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7T06:21:29.439000000</dc:date>
    <meta:editing-duration>P9DT19H43M41S</meta:editing-duration>
    <meta:editing-cycles>4317</meta:editing-cycles>
    <meta:document-statistic meta:table-count="6" meta:cell-count="11949" meta:object-count="0"/>
    <meta:user-defined meta:name="qrichtext">1</meta:user-defined>
  </office:meta>
</office:document-meta>
</file>